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4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5652" calcext:value-type="float">
            <text:p>483.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01656" calcext:value-type="float">
            <text:p>483.0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19944" calcext:value-type="float">
            <text:p>483.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2604" calcext:value-type="float">
            <text:p>483.2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59568" calcext:value-type="float">
            <text:p>483.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8712" calcext:value-type="float">
            <text:p>483.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3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2616" calcext:value-type="float">
            <text:p>483.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2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0048" calcext:value-type="float">
            <text:p>483.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2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3096" calcext:value-type="float">
            <text:p>483.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2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176" calcext:value-type="float">
            <text:p>483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2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5652" calcext:value-type="float">
            <text:p>483.5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1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5664" calcext:value-type="float">
            <text:p>483.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1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7856" calcext:value-type="float">
            <text:p>483.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1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47376" calcext:value-type="float">
            <text:p>483.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1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5664" calcext:value-type="float">
            <text:p>483.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0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176" calcext:value-type="float">
            <text:p>483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0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69296" calcext:value-type="float">
            <text:p>484.6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0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35184" calcext:value-type="float">
            <text:p>483.35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20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7" calcext:value-type="float">
            <text:p>48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9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5664" calcext:value-type="float">
            <text:p>483.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9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4808" calcext:value-type="float">
            <text:p>483.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9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8712" calcext:value-type="float">
            <text:p>483.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9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2616" calcext:value-type="float">
            <text:p>483.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8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59568" calcext:value-type="float">
            <text:p>483.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5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2616" calcext:value-type="float">
            <text:p>483.6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3952" calcext:value-type="float">
            <text:p>483.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4808" calcext:value-type="float">
            <text:p>483.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0904" calcext:value-type="float">
            <text:p>483.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176" calcext:value-type="float">
            <text:p>483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0904" calcext:value-type="float">
            <text:p>483.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38232" calcext:value-type="float">
            <text:p>483.38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3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50424" calcext:value-type="float">
            <text:p>483.5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3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59568" calcext:value-type="float">
            <text:p>483.5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2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108" calcext:value-type="float">
            <text:p>483.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2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44328" calcext:value-type="float">
            <text:p>483.44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2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176" calcext:value-type="float">
            <text:p>483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176" calcext:value-type="float">
            <text:p>483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1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5664" calcext:value-type="float">
            <text:p>483.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1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176" calcext:value-type="float">
            <text:p>483.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1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0904" calcext:value-type="float">
            <text:p>483.80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1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5664" calcext:value-type="float">
            <text:p>483.65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0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7856" calcext:value-type="float">
            <text:p>483.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0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7856" calcext:value-type="float">
            <text:p>483.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10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68712" calcext:value-type="float">
            <text:p>483.6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7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6144" calcext:value-type="float">
            <text:p>483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6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3096" calcext:value-type="float">
            <text:p>483.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6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3952" calcext:value-type="float">
            <text:p>483.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6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3096" calcext:value-type="float">
            <text:p>483.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6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0224" calcext:value-type="float">
            <text:p>484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5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6144" calcext:value-type="float">
            <text:p>483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5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0048" calcext:value-type="float">
            <text:p>483.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5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4808" calcext:value-type="float">
            <text:p>483.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4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35768" calcext:value-type="float">
            <text:p>484.35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3272" calcext:value-type="float">
            <text:p>484.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6144" calcext:value-type="float">
            <text:p>483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0224" calcext:value-type="float">
            <text:p>484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6144" calcext:value-type="float">
            <text:p>483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9192" calcext:value-type="float">
            <text:p>483.99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3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6144" calcext:value-type="float">
            <text:p>483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2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7" calcext:value-type="float">
            <text:p>48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2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3952" calcext:value-type="float">
            <text:p>483.83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2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7" calcext:value-type="float">
            <text:p>48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2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7856" calcext:value-type="float">
            <text:p>483.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1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3096" calcext:value-type="float">
            <text:p>483.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1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19944" calcext:value-type="float">
            <text:p>483.1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1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4796" calcext:value-type="float">
            <text:p>484.47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1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0048" calcext:value-type="float">
            <text:p>483.9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1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4808" calcext:value-type="float">
            <text:p>483.74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0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7856" calcext:value-type="float">
            <text:p>483.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0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0224" calcext:value-type="float">
            <text:p>484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0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11384" calcext:value-type="float">
            <text:p>484.11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2000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14432" calcext:value-type="float">
            <text:p>484.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99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14432" calcext:value-type="float">
            <text:p>484.14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99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08336" calcext:value-type="float">
            <text:p>484.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99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6144" calcext:value-type="float">
            <text:p>483.9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98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4.0224" calcext:value-type="float">
            <text:p>484.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98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3096" calcext:value-type="float">
            <text:p>483.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98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93096" calcext:value-type="float">
            <text:p>483.9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98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87" calcext:value-type="float">
            <text:p>483.8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97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47376" calcext:value-type="float">
            <text:p>483.4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97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3.77856" calcext:value-type="float">
            <text:p>483.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53410111284001</text:p>
          </table:table-cell>
          <table:table-cell office:value-type="string" calcext:value-type="string">
            <text:p>1967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2.46792" calcext:value-type="float">
            <text:p>482.4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446" meta:object-count="0"/>
    <meta:user-defined meta:name="AppVersion">3.0</meta:user-defined>
  </office:meta>
</office:document-meta>
</file>